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t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ulerstr.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aulerba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B2137 18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ller Str.3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/ Zum Struwwelpe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icken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enstraße/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us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nbachstr./ Kloster 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us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adion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Zinnen/Leopoldrind/Am Karls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aße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.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aße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ank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7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6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Thoma-Str./Mathias Grünewal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ierbergstr.141/Am Josefber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thofen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enstraße/Bas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O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Q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fang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bsburgerstr./Schänz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27.03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erstr./Imme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täuserstr. 1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sstr./Hebel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lin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hrenbachalle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4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rastr.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9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251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edmatten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ENNY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eberainle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Fried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schnitzweg 2/Sonnenhal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0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de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hntunnel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an-Stolz-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bergerstr.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bergerstr.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/Gre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ntracht Freibur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ackerstr. 64/Leis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ackerstr. 64/Leis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rlorener Weg /Ecke am A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ttackerweg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äu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arlberger 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6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hbank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7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ttenweg/Brunnstu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Benjamin-Str./Ingeborg-Drewitz-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0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Benjamin-Str./Ingeborg-Drewitz-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harlottenburgerstr. 1-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e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3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nburger Str.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4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fsteinerstr.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5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ulius Brecht Str.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nnenmattenweg/Markgrafstr.2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7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8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ppler Str.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30.03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jakobstraße 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tzenhofstr./Großta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4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5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6">
            <text:p>                                           </text:p>
          </table:table-cell>
          <table:table-cell table:style-name="ce9" office:value-type="string" table:number-columns-spanned="3" table:number-rows-spanned="1">
            <text:p>Denz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renweg 1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Wohn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03.04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7">
            <text:p>                                           </text:p>
          </table:table-cell>
          <table:table-cell table:style-name="ce9" office:value-type="string" table:number-columns-spanned="3" table:number-rows-spanned="1">
            <text:p>Stau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nstertäler Str.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Kapuziner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3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8">
            <text:p>                                           </text:p>
          </table:table-cell>
          <table:table-cell table:style-name="ce9" office:value-type="string" table:number-columns-spanned="3" table:number-rows-spanned="1">
            <text:p>Ih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rkofenstraße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6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9">
            <text:p>                                           </text:p>
          </table:table-cell>
          <table:table-cell table:style-name="ce9" office:value-type="string" table:number-columns-spanned="3" table:number-rows-spanned="1">
            <text:p>Merz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hrgraben/Am Reich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0">
            <text:p>                                           </text:p>
          </table:table-cell>
          <table:table-cell table:style-name="ce9" office:value-type="string" table:number-columns-spanned="3" table:number-rows-spanned="1">
            <text:p>Har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1">
            <text:p>                                           </text:p>
          </table:table-cell>
          <table:table-cell table:style-name="ce9" office:value-type="string" table:number-columns-spanned="3" table:number-rows-spanned="1">
            <text:p>Vörste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ottesacker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?2251 22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2">
            <text:p>                                           </text:p>
          </table:table-cell>
          <table:table-cell table:style-name="ce9" office:value-type="string" table:number-columns-spanned="3" table:number-rows-spanned="1">
            <text:p>Sul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chgass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Fried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3">
            <text:p>                                           </text:p>
          </table:table-cell>
          <table:table-cell table:style-name="ce9" office:value-type="string" table:number-columns-spanned="3" table:number-rows-spanned="1">
            <text:p>Sul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Brühl/Markgrafen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4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5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dorfstraße/Im Roßschwei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6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1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7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8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Bautz-Str.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rafostat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30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9">
            <text:p>                                           </text:p>
          </table:table-cell>
          <table:table-cell table:style-name="ce9" office:value-type="string" table:number-columns-spanned="3" table:number-rows-spanned="1">
            <text:p>Herbolz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agoner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0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zergass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1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2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3">
            <text:p>                                           </text:p>
          </table:table-cell>
          <table:table-cell table:style-name="ce9" office:value-type="string" table:number-columns-spanned="3" table:number-rows-spanned="1">
            <text:p>Ba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släger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4">
            <text:p>                                           </text:p>
          </table:table-cell>
          <table:table-cell table:style-name="ce9" office:value-type="string" table:number-columns-spanned="3" table:number-rows-spanned="1">
            <text:p>Rieg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Gemeindegarten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5">
            <text:p>                                           </text:p>
          </table:table-cell>
          <table:table-cell table:style-name="ce9" office:value-type="string" table:number-columns-spanned="3" table:number-rows-spanned="1">
            <text:p>Niederhausen-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ße/Neustäd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meindeha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6">
            <text:p>                                           </text:p>
          </table:table-cell>
          <table:table-cell table:style-name="ce9" office:value-type="string" table:number-columns-spanned="3" table:number-rows-spanned="1">
            <text:p>Weiswei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ä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7">
            <text:p>                                           </text:p>
          </table:table-cell>
          <table:table-cell table:style-name="ce9" office:value-type="string" table:number-columns-spanned="3" table:number-rows-spanned="1">
            <text:p>Wyhl am Kaiserstu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erstraße 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Keine Genehmigung (Bürgermeist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8">
            <text:p>                                           </text:p>
          </table:table-cell>
          <table:table-cell table:style-name="ce9" office:value-type="string" table:number-columns-spanned="3" table:number-rows-spanned="1">
            <text:p>Mül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l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ort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9">
            <text:p>                                           </text:p>
          </table:table-cell>
          <table:table-cell table:style-name="ce9" office:value-type="string" table:number-columns-spanned="3" table:number-rows-spanned="1">
            <text:p>Kan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iter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0">
            <text:p>                                           </text:p>
          </table:table-cell>
          <table:table-cell table:style-name="ce9" office:value-type="string" table:number-columns-spanned="3" table:number-rows-spanned="1">
            <text:p>Bad Be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Mittel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UMLEITUNG!!</text:p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1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2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3">
            <text:p>                                           </text:p>
          </table:table-cell>
          <table:table-cell table:style-name="ce9" office:value-type="string" table:number-columns-spanned="3" table:number-rows-spanned="1">
            <text:p>Efringen-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nhödener Str.5/Gänsmatt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4">
            <text:p>                                           </text:p>
          </table:table-cell>
          <table:table-cell table:style-name="ce9" office:value-type="string" table:number-columns-spanned="3" table:number-rows-spanned="1">
            <text:p>Kleines Wiesen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ichmatt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